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#ore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weight</text:p>
          </table:table-cell>
          <table:table-cell table:style-name="ce1" office:value-type="string">
            <text:p>extraction_ti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propulsion</text:p>
          </table:table-cell>
          <table:table-cell table:style-name="ce1" office:value-type="string">
            <text:p>propulsion_speed_bonu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iron</text:p>
          </table:table-cell>
          <table:table-cell office:value-type="string">
            <text:p>2D/ore_iron.png</text:p>
          </table:table-cell>
          <table:table-cell office:value-type="float" office:value="1">
            <text:p>1</text:p>
          </table:table-cell>
          <table:table-cell office:value-type="string">
            <text:p>4.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silver</text:p>
          </table:table-cell>
          <table:table-cell office:value-type="string">
            <text:p>2D/ore_silver.png</text:p>
          </table:table-cell>
          <table:table-cell office:value-type="float" office:value="4">
            <text:p>4</text:p>
          </table:table-cell>
          <table:table-cell office:value-type="string">
            <text:p>10f.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gold</text:p>
          </table:table-cell>
          <table:table-cell office:value-type="string">
            <text:p>2D/ore_gold.png</text:p>
          </table:table-cell>
          <table:table-cell office:value-type="float" office:value="10">
            <text:p>10</text:p>
          </table:table-cell>
          <table:table-cell office:value-type="string">
            <text:p>20.f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oil</text:p>
          </table:table-cell>
          <table:table-cell office:value-type="string">
            <text:p>2D/ore_oil.png</text:p>
          </table:table-cell>
          <table:table-cell office:value-type="float" office:value="1">
            <text:p>1</text:p>
          </table:table-cell>
          <table:table-cell office:value-type="string">
            <text:p>0.5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euterium</text:p>
          </table:table-cell>
          <table:table-cell office:value-type="string">
            <text:p>2D/ore_deuterium.png</text:p>
          </table:table-cell>
          <table:table-cell office:value-type="float" office:value="1">
            <text:p>1</text:p>
          </table:table-cell>
          <table:table-cell office:value-type="string">
            <text:p>5.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.8f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18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9T18:39:04.99</dc:date>
    <dc:creator>Wister </dc:creator>
    <meta:editing-duration>PT7M25S</meta:editing-duration>
    <meta:editing-cycles>18</meta:editing-cycles>
    <meta:document-statistic meta:table-count="1" meta:cell-count="42" meta:object-count="0"/>
  </office:meta>
</office:document-meta>
</file>